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4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10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 Requested: The starting condition seems to similar to another map called “Cataclysm” and was changed to standard start on the main land.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s Requested:</text:p>
            <text:p>1) Player lands moved to main island. 2) Gold removed from hilltop of Olympus Mons to prevent snowbally games. 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andy Pan scored competitivity at 177/100.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4" calcext:value-type="float" table:number-columns-spanned="2" table:number-rows-spanned="1">
            <text:p>44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21:06:26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21:28:20.912000000</dc:date>
    <meta:editing-duration>P2DT14H17M40S</meta:editing-duration>
    <meta:editing-cycles>148</meta:editing-cycles>
    <meta:generator>LibreOffice/7.1.3.2$Windows_X86_64 LibreOffice_project/47f78053abe362b9384784d31a6e56f8511eb1c1</meta:generator>
    <meta:document-statistic meta:table-count="1" meta:cell-count="241" meta:object-count="0"/>
  </office:meta>
</office:document-meta>
</file>